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2DF7BDD6C3B9F91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orizontal_20_Line">
      <style:paragraph-properties style:line-height-at-least="0.199cm"/>
      <style:text-properties style:font-name="Arial" fo:font-weight="bold" officeooo:rsid="0014725e" style:font-weight-asian="bold" style:font-weight-complex="bold"/>
    </style:style>
    <style:style style:name="P3" style:family="paragraph" style:parent-style-name="Text_20_body">
      <style:text-properties style:font-name="Arial" officeooo:rsid="00178d56" officeooo:paragraph-rsid="00178d56"/>
    </style:style>
    <style:style style:name="P4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P5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officeooo:paragraph-rsid="0014725e"/>
    </style:style>
    <style:style style:name="P6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221c7" officeooo:paragraph-rsid="001221c7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8" style:family="paragraph" style:parent-style-name="Text_20_body">
      <style:paragraph-properties fo:margin-left="0cm" fo:margin-right="0cm" fo:margin-top="0.101cm" fo:margin-bottom="0.1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9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10" style:family="paragraph" style:parent-style-name="Heading_20_1">
      <style:text-properties officeooo:rsid="00158deb" officeooo:paragraph-rsid="00178d56"/>
    </style:style>
    <style:style style:name="P11" style:family="paragraph" style:parent-style-name="Text_20_body">
      <style:text-properties style:font-name="Arial" officeooo:rsid="001cb5e9" officeooo:paragraph-rsid="001cb5e9"/>
    </style:style>
    <style:style style:name="P12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13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98176" style:font-weight-asian="bold" style:font-weight-complex="bold"/>
    </style:style>
    <style:style style:name="P14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b4408" officeooo:paragraph-rsid="001221c7" style:font-weight-asian="bold" style:font-weight-complex="bold"/>
    </style:style>
    <style:style style:name="P15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paragraph-rsid="00198176"/>
    </style:style>
    <style:style style:name="P16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b4408" officeooo:paragraph-rsid="001b4408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37795" officeooo:paragraph-rsid="00137795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b4408" officeooo:paragraph-rsid="001b4408" style:font-weight-asian="bold" style:font-weight-complex="bold"/>
    </style:style>
    <style:style style:name="T1" style:family="text">
      <style:text-properties officeooo:rsid="00137795"/>
    </style:style>
    <style:style style:name="T2" style:family="text">
      <style:text-properties officeooo:rsid="00198176"/>
    </style:style>
    <style:style style:name="T3" style:family="text">
      <style:text-properties officeooo:rsid="00198176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16">INSTITUTO FEDERAL DE CIÊNCIA E TECNOLOGIA </text:p>
      <text:p text:style-name="P16">DO RIO GRANDE DO NORTE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DOCUMENTAÇÃO DA API </text:p>
      <text:p text:style-name="P7">DOCTORS SPECIALTIES </text:p>
      <text:p text:style-name="P8"/>
      <text:p text:style-name="P7">Versão 0.0.<text:span text:style-name="T1">1</text:span></text:p>
      <text:p text:style-name="P7"/>
      <text:p text:style-name="P7"/>
      <text:p text:style-name="P7"/>
      <text:p text:style-name="P7"/>
      <text:p text:style-name="P13">Autor<text:span text:style-name="T2">es</text:span>: </text:p>
      <text:p text:style-name="P13">Isadora de Sena Xavie<text:span text:style-name="T2">r</text:span></text:p>
      <text:p text:style-name="P15"><text:span text:style-name="T3">Janiheryson Felipe de Oliveira Martins</text:span></text:p>
      <text:p text:style-name="P13">Revisores: </text:p>
      <text:p text:style-name="P13">Prof. Clauber Gomes Bezerra</text:p>
      <text:p text:style-name="P9">Prof. Everton Fagner Costa de Almeida</text:p>
      <text:p text:style-name="P13">Coordenador: </text:p>
      <text:p text:style-name="P13">Prof. Fábio Silv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7">2021</text:p>
      <text:p text:style-name="P18">Campus Natal – Zona Leste</text:p>
      <text:p text:style-name="Horizontal_20_Line"/>
      <text:p text:style-name="P2"><text:soft-page-break/>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1"><text:a xlink:type="simple" xlink:href="#__RefHeading___Toc209_2774411809" text:style-name="Index_20_Link" text:visited-style-name="Index_20_Link">1 – Introdução<text:tab/>3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h text:style-name="P10" text:outline-level="1"><text:bookmark-start text:name="__RefHeading___Toc209_2774411809"/><text:soft-page-break/>1 – Introdução<text:bookmark-end text:name="__RefHeading___Toc209_2774411809"/></text:h>
      <text:p text:style-name="Horizontal_20_Line"><text:s/></text:p>
      <text:p text:style-name="P11">Este documento tem o intuito de apresentar o desenvolvimento de uma API Rest provedora de serviços de informações de cadastro de médicos e suas especialidades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2DF7BDD6C3B9F91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Bitmap_20_1" style:repeat="repeat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Bitmap_20_1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54:12.461000000</meta:creation-date>
    <dc:date>2021-11-24T17:56:12.214000000</dc:date>
    <meta:editing-duration>PT24M10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20" meta:word-count="79" meta:character-count="516" meta:non-whitespace-character-count="446"/>
  </office:meta>
</office:document-meta>
</file>